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25.705cm" fo:margin-left="0cm" table:align="left"/>
    </style:style>
    <style:style style:name="Таблица1.A" style:family="table-column">
      <style:table-column-properties style:column-width="0.644cm"/>
    </style:style>
    <style:style style:name="Таблица1.B" style:family="table-column">
      <style:table-column-properties style:column-width="2.245cm"/>
    </style:style>
    <style:style style:name="Таблица1.C" style:family="table-column">
      <style:table-column-properties style:column-width="3.806cm"/>
    </style:style>
    <style:style style:name="Таблица1.D" style:family="table-column">
      <style:table-column-properties style:column-width="7.103cm"/>
    </style:style>
    <style:style style:name="Таблица1.E" style:family="table-column">
      <style:table-column-properties style:column-width="4.905cm"/>
    </style:style>
    <style:style style:name="Таблица1.F" style:family="table-column">
      <style:table-column-properties style:column-width="7.0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32ff3e" officeooo:paragraph-rsid="0032ff3e" fo:background-color="transparent" style:font-weight-asian="bold" style:font-weight-complex="bold"/>
    </style:style>
    <style:style style:name="P2" style:family="paragraph" style:parent-style-name="Standard">
      <style:text-properties fo:font-weight="bold" officeooo:rsid="003402ea" officeooo:paragraph-rsid="003402ea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3402ea" officeooo:paragraph-rsid="0037afb8" fo:background-color="transparent" style:font-weight-asian="bold" style:font-weight-complex="bold"/>
    </style:style>
    <style:style style:name="P4" style:family="paragraph" style:parent-style-name="Standard">
      <style:text-properties fo:font-weight="bold" officeooo:rsid="003bd551" officeooo:paragraph-rsid="003bd551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42b9ba" officeooo:paragraph-rsid="0051ab99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42b9ba" officeooo:paragraph-rsid="0042b9ba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51ab99" officeooo:paragraph-rsid="0051ab99" fo:background-color="transparent" style:font-weight-asian="bold" style:font-weight-complex="bold"/>
    </style:style>
    <style:style style:name="P8" style:family="paragraph" style:parent-style-name="Standard">
      <style:text-properties officeooo:rsid="002ae1a3" officeooo:paragraph-rsid="002ae1a3" fo:background-color="transparent"/>
    </style:style>
    <style:style style:name="P9" style:family="paragraph" style:parent-style-name="Standard">
      <style:text-properties officeooo:rsid="002de9cf" officeooo:paragraph-rsid="002de9cf"/>
    </style:style>
    <style:style style:name="P10" style:family="paragraph" style:parent-style-name="Table_20_Contents">
      <style:text-properties officeooo:rsid="002de9cf" officeooo:paragraph-rsid="002de9cf"/>
    </style:style>
    <style:style style:name="P11" style:family="paragraph" style:parent-style-name="Standard">
      <style:text-properties officeooo:rsid="002de9cf" officeooo:paragraph-rsid="003b8406"/>
    </style:style>
    <style:style style:name="P12" style:family="paragraph" style:parent-style-name="Standard">
      <style:text-properties fo:font-weight="normal" officeooo:rsid="0032ff3e" officeooo:paragraph-rsid="0032ff3e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3402ea" officeooo:paragraph-rsid="003402ea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3402ea" officeooo:paragraph-rsid="0037afb8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3402ea" officeooo:paragraph-rsid="003bd551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37afb8" officeooo:paragraph-rsid="0037afb8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37afb8" officeooo:paragraph-rsid="00380569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3bd551" officeooo:paragraph-rsid="003bd551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3bd551" officeooo:paragraph-rsid="0051ab99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42b9ba" officeooo:paragraph-rsid="0043b141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42b9ba" officeooo:paragraph-rsid="0042b9ba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51ab99" officeooo:paragraph-rsid="0051ab99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53bc16" officeooo:paragraph-rsid="0053bc16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62100c" officeooo:paragraph-rsid="0062100c" fo:background-color="transparent" style:font-weight-asian="normal" style:font-weight-complex="normal"/>
    </style:style>
    <style:style style:name="P25" style:family="paragraph" style:parent-style-name="Table_20_Contents">
      <style:text-properties officeooo:rsid="00308d11" officeooo:paragraph-rsid="00308d11"/>
    </style:style>
    <style:style style:name="P26" style:family="paragraph" style:parent-style-name="Table_20_Contents">
      <style:text-properties officeooo:paragraph-rsid="002de9cf"/>
    </style:style>
    <style:style style:name="P27" style:family="paragraph" style:parent-style-name="Table_20_Contents">
      <style:text-properties officeooo:rsid="002ebddb" officeooo:paragraph-rsid="002ebddb"/>
    </style:style>
    <style:style style:name="P28" style:family="paragraph" style:parent-style-name="Table_20_Contents">
      <style:text-properties officeooo:rsid="002ebddb" officeooo:paragraph-rsid="00308d11"/>
    </style:style>
    <style:style style:name="P29" style:family="paragraph" style:parent-style-name="Table_20_Contents">
      <style:text-properties officeooo:paragraph-rsid="00308d11"/>
    </style:style>
    <style:style style:name="P30" style:family="paragraph" style:parent-style-name="Standard">
      <style:text-properties officeooo:rsid="003b8406" officeooo:paragraph-rsid="003b8406"/>
    </style:style>
    <style:style style:name="P31" style:family="paragraph" style:parent-style-name="Standard" style:list-style-name="L1">
      <style:text-properties fo:font-weight="bold" officeooo:rsid="002ae1a3" officeooo:paragraph-rsid="002ae1a3" style:font-weight-asian="bold" style:font-weight-complex="bold"/>
    </style:style>
    <style:style style:name="P32" style:family="paragraph" style:parent-style-name="Standard" style:list-style-name="L2">
      <style:text-properties fo:font-weight="bold" officeooo:rsid="00308d11" officeooo:paragraph-rsid="00308d11" style:font-weight-asian="bold" style:font-weight-complex="bold"/>
    </style:style>
    <style:style style:name="P33" style:family="paragraph" style:parent-style-name="Standard" style:list-style-name="L7">
      <style:text-properties fo:font-weight="bold" officeooo:rsid="004cb7a6" officeooo:paragraph-rsid="004ea49e" style:font-weight-asian="bold" style:font-weight-complex="bold"/>
    </style:style>
    <style:style style:name="P34" style:family="paragraph" style:parent-style-name="Standard" style:list-style-name="L7">
      <style:text-properties fo:font-weight="bold" officeooo:rsid="004cb7a6" officeooo:paragraph-rsid="004cb7a6" style:font-weight-asian="bold" style:font-weight-complex="bold"/>
    </style:style>
    <style:style style:name="P35" style:family="paragraph" style:parent-style-name="Standard" style:list-style-name="L3">
      <style:text-properties fo:font-weight="bold" officeooo:rsid="003402ea" officeooo:paragraph-rsid="003402ea" fo:background-color="transparent" style:font-weight-asian="bold" style:font-weight-complex="bold"/>
    </style:style>
    <style:style style:name="P36" style:family="paragraph" style:parent-style-name="Standard" style:list-style-name="L3">
      <style:text-properties fo:font-weight="bold" officeooo:rsid="003402ea" officeooo:paragraph-rsid="00360f40" fo:background-color="transparent" style:font-weight-asian="bold" style:font-weight-complex="bold"/>
    </style:style>
    <style:style style:name="P37" style:family="paragraph" style:parent-style-name="Standard" style:list-style-name="L3">
      <style:text-properties fo:font-weight="bold" officeooo:rsid="003402ea" officeooo:paragraph-rsid="0037afb8" fo:background-color="transparent" style:font-weight-asian="bold" style:font-weight-complex="bold"/>
    </style:style>
    <style:style style:name="P38" style:family="paragraph" style:parent-style-name="Standard" style:list-style-name="L4">
      <style:text-properties fo:font-weight="bold" officeooo:rsid="003402ea" officeooo:paragraph-rsid="0037afb8" fo:background-color="transparent" style:font-weight-asian="bold" style:font-weight-complex="bold"/>
    </style:style>
    <style:style style:name="P39" style:family="paragraph" style:parent-style-name="Standard" style:list-style-name="L5">
      <style:text-properties fo:font-weight="bold" officeooo:rsid="0035cd1a" officeooo:paragraph-rsid="0037afb8" fo:background-color="transparent" style:font-weight-asian="bold" style:font-weight-complex="bold"/>
    </style:style>
    <style:style style:name="P40" style:family="paragraph" style:parent-style-name="Standard" style:list-style-name="L3">
      <style:text-properties fo:font-weight="bold" officeooo:rsid="00360f40" officeooo:paragraph-rsid="003bd551" fo:background-color="transparent" style:font-weight-asian="bold" style:font-weight-complex="bold"/>
    </style:style>
    <style:style style:name="P41" style:family="paragraph" style:parent-style-name="Standard" style:list-style-name="L3">
      <style:text-properties fo:font-weight="bold" officeooo:rsid="00360f40" officeooo:paragraph-rsid="00402e14" fo:background-color="transparent" style:font-weight-asian="bold" style:font-weight-complex="bold"/>
    </style:style>
    <style:style style:name="P42" style:family="paragraph" style:parent-style-name="Standard" style:list-style-name="L2">
      <style:text-properties officeooo:rsid="00308d11" officeooo:paragraph-rsid="00308d11"/>
    </style:style>
    <style:style style:name="P43" style:family="paragraph" style:parent-style-name="Standard" style:list-style-name="L2">
      <style:text-properties officeooo:rsid="00308d11" officeooo:paragraph-rsid="0030d8e6"/>
    </style:style>
    <style:style style:name="P44" style:family="paragraph" style:parent-style-name="Standard" style:list-style-name="L2">
      <style:text-properties officeooo:rsid="00308d11" officeooo:paragraph-rsid="00324ba6"/>
    </style:style>
    <style:style style:name="P45" style:family="paragraph" style:parent-style-name="Standard" style:list-style-name="L2">
      <style:text-properties officeooo:rsid="00308d11" officeooo:paragraph-rsid="003f3670"/>
    </style:style>
    <style:style style:name="P46" style:family="paragraph" style:parent-style-name="Standard" style:list-style-name="L2">
      <style:text-properties officeooo:rsid="0030d8e6" officeooo:paragraph-rsid="0030d8e6"/>
    </style:style>
    <style:style style:name="P47" style:family="paragraph" style:parent-style-name="Standard" style:list-style-name="L3">
      <style:text-properties fo:font-weight="normal" officeooo:rsid="003402ea" officeooo:paragraph-rsid="003402ea" fo:background-color="transparent" style:font-weight-asian="normal" style:font-weight-complex="normal"/>
    </style:style>
    <style:style style:name="P48" style:family="paragraph" style:parent-style-name="Standard" style:list-style-name="L3">
      <style:text-properties fo:font-weight="normal" officeooo:rsid="00344495" officeooo:paragraph-rsid="00344495" fo:background-color="transparent" style:font-weight-asian="normal" style:font-weight-complex="normal"/>
    </style:style>
    <style:style style:name="P49" style:family="paragraph" style:parent-style-name="Standard" style:list-style-name="L3">
      <style:text-properties fo:font-weight="normal" officeooo:rsid="0035cd1a" officeooo:paragraph-rsid="0035cd1a" fo:background-color="transparent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35cd1a" officeooo:paragraph-rsid="00360f40" fo:background-color="transparent" style:font-weight-asian="normal" style:font-weight-complex="normal"/>
    </style:style>
    <style:style style:name="P51" style:family="paragraph" style:parent-style-name="Standard" style:list-style-name="L3">
      <style:text-properties fo:font-weight="normal" officeooo:rsid="0035cd1a" officeooo:paragraph-rsid="0037afb8" fo:background-color="transparent" style:font-weight-asian="normal" style:font-weight-complex="normal"/>
    </style:style>
    <style:style style:name="P52" style:family="paragraph" style:parent-style-name="Standard" style:list-style-name="L3">
      <style:text-properties fo:font-weight="normal" officeooo:rsid="00360f40" officeooo:paragraph-rsid="00360f40" fo:background-color="transparent" style:font-weight-asian="normal" style:font-weight-complex="normal"/>
    </style:style>
    <style:style style:name="P53" style:family="paragraph" style:parent-style-name="Standard" style:list-style-name="L3">
      <style:text-properties fo:font-weight="normal" officeooo:rsid="00360f40" officeooo:paragraph-rsid="0037afb8" fo:background-color="transparent" style:font-weight-asian="normal" style:font-weight-complex="normal"/>
    </style:style>
    <style:style style:name="P54" style:family="paragraph" style:parent-style-name="Standard" style:list-style-name="L3">
      <style:text-properties fo:font-weight="normal" officeooo:rsid="00365dbc" officeooo:paragraph-rsid="00365dbc" fo:background-color="transparent" style:font-weight-asian="normal" style:font-weight-complex="normal"/>
    </style:style>
    <style:style style:name="P55" style:family="paragraph" style:parent-style-name="Standard" style:list-style-name="L3">
      <style:text-properties fo:font-weight="normal" officeooo:rsid="0037afb8" officeooo:paragraph-rsid="0037afb8" fo:background-color="transparent" style:font-weight-asian="normal" style:font-weight-complex="normal"/>
    </style:style>
    <style:style style:name="P56" style:family="paragraph" style:parent-style-name="Standard" style:list-style-name="L4">
      <style:text-properties fo:font-weight="normal" officeooo:rsid="0037afb8" officeooo:paragraph-rsid="0037afb8" fo:background-color="transparent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37afb8" officeooo:paragraph-rsid="00380569" fo:background-color="transparent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380569" officeooo:paragraph-rsid="00380569" fo:background-color="transparent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3bd551" officeooo:paragraph-rsid="003bd551" fo:background-color="transparent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3d72dc" officeooo:paragraph-rsid="003d72dc" fo:background-color="transparent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3d72dc" officeooo:paragraph-rsid="00402e14" fo:background-color="transparent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051ab99" officeooo:paragraph-rsid="0051ab99" fo:background-color="transparent" style:font-weight-asian="normal" style:font-weight-complex="normal"/>
    </style:style>
    <style:style style:name="P63" style:family="paragraph" style:parent-style-name="Standard" style:list-style-name="L6">
      <style:text-properties fo:font-weight="normal" officeooo:rsid="0051ab99" officeooo:paragraph-rsid="0053bc16" fo:background-color="transparent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051ab99" officeooo:paragraph-rsid="0054deae" fo:background-color="transparent" style:font-weight-asian="normal" style:font-weight-complex="normal"/>
    </style:style>
    <style:style style:name="P65" style:family="paragraph" style:parent-style-name="Standard" style:list-style-name="L6">
      <style:text-properties fo:font-weight="normal" officeooo:rsid="0053bc16" officeooo:paragraph-rsid="0053bc16" fo:background-color="transparent" style:font-weight-asian="normal" style:font-weight-complex="normal"/>
    </style:style>
    <style:style style:name="P66" style:family="paragraph" style:parent-style-name="Standard" style:list-style-name="L6">
      <style:text-properties fo:font-weight="normal" officeooo:rsid="0053bc16" officeooo:paragraph-rsid="005542d8" fo:background-color="transparent" style:font-weight-asian="normal" style:font-weight-complex="normal"/>
    </style:style>
    <style:style style:name="P67" style:family="paragraph" style:parent-style-name="Standard" style:list-style-name="L6">
      <style:text-properties fo:font-weight="normal" officeooo:rsid="0054deae" officeooo:paragraph-rsid="0054deae" fo:background-color="transparent" style:font-weight-asian="normal" style:font-weight-complex="normal"/>
    </style:style>
    <style:style style:name="P68" style:family="paragraph" style:parent-style-name="Standard" style:list-style-name="L6">
      <style:text-properties fo:font-weight="normal" officeooo:rsid="005542d8" officeooo:paragraph-rsid="005542d8" fo:background-color="transparent" style:font-weight-asian="normal" style:font-weight-complex="normal"/>
    </style:style>
    <style:style style:name="P69" style:family="paragraph" style:parent-style-name="Standard" style:list-style-name="L6">
      <style:text-properties fo:font-weight="normal" officeooo:rsid="0055c3e8" officeooo:paragraph-rsid="0055c3e8" fo:background-color="transparent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42b9ba" officeooo:paragraph-rsid="0042b9ba" fo:background-color="transparent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042b9ba" officeooo:paragraph-rsid="0043b141" fo:background-color="transparent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042fd09" officeooo:paragraph-rsid="0042fd09" fo:background-color="transparent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042fd09" officeooo:paragraph-rsid="004abf70" fo:background-color="transparent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04a4fa4" officeooo:paragraph-rsid="004abf70" fo:background-color="transparent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04a4fa4" officeooo:paragraph-rsid="004a4fa4" fo:background-color="transparent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043b141" officeooo:paragraph-rsid="0043b141" fo:background-color="transparent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043fbdb" officeooo:paragraph-rsid="005b3acb" fo:background-color="transparent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043fbdb" officeooo:paragraph-rsid="0043fbdb" fo:background-color="transparent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05c7e79" officeooo:paragraph-rsid="005c7e79" fo:background-color="transparent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3870cd" officeooo:paragraph-rsid="00624c3a" style:font-weight-asian="normal" style:font-weight-complex="normal"/>
    </style:style>
    <style:style style:name="P81" style:family="paragraph" style:parent-style-name="Standard" style:list-style-name="L7"/>
    <style:style style:name="P82" style:family="paragraph" style:parent-style-name="Standard" style:list-style-name="L7">
      <style:text-properties officeooo:paragraph-rsid="005c7e79"/>
    </style:style>
    <style:style style:name="P83" style:family="paragraph" style:parent-style-name="Standard" style:list-style-name="L7">
      <style:text-properties officeooo:rsid="0042fd09" officeooo:paragraph-rsid="00492033"/>
    </style:style>
    <style:style style:name="P84" style:family="paragraph" style:parent-style-name="Standard" style:list-style-name="L7">
      <style:text-properties officeooo:rsid="0042fd09" officeooo:paragraph-rsid="004abf70"/>
    </style:style>
    <style:style style:name="P85" style:family="paragraph" style:parent-style-name="Standard" style:list-style-name="L7">
      <style:text-properties officeooo:rsid="0042fd09" officeooo:paragraph-rsid="0043b141"/>
    </style:style>
    <style:style style:name="P86" style:family="paragraph" style:parent-style-name="Standard" style:list-style-name="L7">
      <style:text-properties officeooo:rsid="0042fd09" officeooo:paragraph-rsid="004a4fa4"/>
    </style:style>
    <style:style style:name="P87" style:family="paragraph" style:parent-style-name="Standard" style:list-style-name="L7">
      <style:text-properties officeooo:rsid="0042b9ba" officeooo:paragraph-rsid="0042b9ba"/>
    </style:style>
    <style:style style:name="P88" style:family="paragraph" style:parent-style-name="Standard" style:list-style-name="L7">
      <style:text-properties officeooo:rsid="0042b9ba" officeooo:paragraph-rsid="0043b141"/>
    </style:style>
    <style:style style:name="P89" style:family="paragraph" style:parent-style-name="Standard" style:list-style-name="L7">
      <style:text-properties officeooo:rsid="004a4fa4" officeooo:paragraph-rsid="004abf70"/>
    </style:style>
    <style:style style:name="P90" style:family="paragraph" style:parent-style-name="Standard" style:list-style-name="L7">
      <style:text-properties officeooo:rsid="004a4fa4" officeooo:paragraph-rsid="004a4fa4"/>
    </style:style>
    <style:style style:name="P91" style:family="paragraph" style:parent-style-name="Standard" style:list-style-name="L7">
      <style:text-properties style:use-window-font-color="true" loext:opacity="0%" style:font-name="Liberation Serif" fo:font-size="12pt" fo:font-weight="normal" officeooo:rsid="00492033" officeooo:paragraph-rsid="004abf70" fo:background-color="transparent" style:font-size-asian="12pt" style:font-weight-asian="normal" style:font-size-complex="12pt" style:font-weight-complex="normal"/>
    </style:style>
    <style:style style:name="P92" style:family="paragraph" style:parent-style-name="Standard" style:list-style-name="L7">
      <style:text-properties style:use-window-font-color="true" loext:opacity="0%" style:font-name="Liberation Serif" fo:font-size="12pt" fo:font-weight="normal" officeooo:rsid="00492033" officeooo:paragraph-rsid="004a4fa4" fo:background-color="transparent" style:font-size-asian="12pt" style:font-weight-asian="normal" style:font-size-complex="12pt" style:font-weight-complex="normal"/>
    </style:style>
    <style:style style:name="P93" style:family="paragraph" style:parent-style-name="Standard" style:list-style-name="L7">
      <style:text-properties style:use-window-font-color="true" loext:opacity="0%" style:font-name="Liberation Serif" fo:font-size="12pt" fo:font-weight="normal" officeooo:rsid="004a4fa4" officeooo:paragraph-rsid="004a4fa4" fo:background-color="transparent" style:font-size-asian="12pt" style:font-weight-asian="normal" style:font-size-complex="12pt" style:font-weight-complex="normal"/>
    </style:style>
    <style:style style:name="P94" style:family="paragraph" style:parent-style-name="Standard" style:list-style-name="L7">
      <style:text-properties officeooo:rsid="0043b141" officeooo:paragraph-rsid="0043fbdb"/>
    </style:style>
    <style:style style:name="P95" style:family="paragraph" style:parent-style-name="Standard" style:list-style-name="L7">
      <style:text-properties officeooo:rsid="0043fbdb" officeooo:paragraph-rsid="0043fbdb"/>
    </style:style>
    <style:style style:name="P96" style:family="paragraph" style:parent-style-name="Standard">
      <style:text-properties officeooo:rsid="002de9cf" officeooo:paragraph-rsid="002de9cf"/>
    </style:style>
    <style:style style:name="P97" style:family="paragraph" style:parent-style-name="Standard" style:list-style-name="L2">
      <style:text-properties style:text-underline-style="none" fo:font-weight="normal" officeooo:rsid="0039b859" officeooo:paragraph-rsid="00624c3a" style:font-weight-asian="normal" style:font-weight-complex="normal"/>
    </style:style>
    <style:style style:name="P98" style:family="paragraph" style:parent-style-name="Table_20_Contents" style:list-style-name="L2">
      <style:text-properties fo:font-weight="bold" officeooo:rsid="00308d11" officeooo:paragraph-rsid="00308d11" style:font-weight-asian="bold" style:font-weight-complex="bold"/>
    </style:style>
    <style:style style:name="P99" style:family="paragraph" style:parent-style-name="Table_20_Contents" style:list-style-name="L2">
      <style:text-properties fo:font-weight="bold" officeooo:rsid="00308d11" officeooo:paragraph-rsid="003f3670" style:font-weight-asian="bold" style:font-weight-complex="bold"/>
    </style:style>
    <style:style style:name="T1" style:family="text">
      <style:text-properties officeooo:rsid="002de9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1a3" style:font-weight-asian="bold" style:font-weight-complex="bold"/>
    </style:style>
    <style:style style:name="T4" style:family="text">
      <style:text-properties fo:font-weight="bold" officeooo:rsid="00308d11" style:font-weight-asian="bold" style:font-weight-complex="bold"/>
    </style:style>
    <style:style style:name="T5" style:family="text">
      <style:text-properties fo:font-weight="bold" officeooo:rsid="00408340" style:font-weight-asian="bold" style:font-weight-complex="bold"/>
    </style:style>
    <style:style style:name="T6" style:family="text">
      <style:text-properties fo:font-weight="bold" officeooo:rsid="0051ab99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43b141" fo:background-color="transparent" loext:char-shading-value="0" style:font-weight-asian="bold" style:font-weight-complex="bold"/>
    </style:style>
    <style:style style:name="T9" style:family="text">
      <style:text-properties fo:font-weight="bold" officeooo:rsid="0043fbdb" fo:background-color="transparent" loext:char-shading-value="0" style:font-weight-asian="bold" style:font-weight-complex="bold"/>
    </style:style>
    <style:style style:name="T10" style:family="text">
      <style:text-properties fo:font-weight="bold" officeooo:rsid="005c7e79" fo:background-color="transparent" loext:char-shading-value="0" style:font-weight-asian="bold" style:font-weight-complex="bold"/>
    </style:style>
    <style:style style:name="T11" style:family="text">
      <style:text-properties officeooo:rsid="00308d11"/>
    </style:style>
    <style:style style:name="T12" style:family="text">
      <style:text-properties officeooo:rsid="0030d8e6"/>
    </style:style>
    <style:style style:name="T13" style:family="text">
      <style:text-properties officeooo:rsid="00324ba6"/>
    </style:style>
    <style:style style:name="T14" style:family="text">
      <style:text-properties officeooo:rsid="00360f40"/>
    </style:style>
    <style:style style:name="T15" style:family="text">
      <style:text-properties officeooo:rsid="0037afb8"/>
    </style:style>
    <style:style style:name="T16" style:family="text">
      <style:text-properties officeooo:rsid="003a7641"/>
    </style:style>
    <style:style style:name="T17" style:family="text">
      <style:text-properties officeooo:rsid="003bd551"/>
    </style:style>
    <style:style style:name="T18" style:family="text">
      <style:text-properties officeooo:rsid="003f1dd4"/>
    </style:style>
    <style:style style:name="T19" style:family="text">
      <style:text-properties fo:background-color="#cccccc" loext:char-shading-value="0"/>
    </style:style>
    <style:style style:name="T20" style:family="text">
      <style:text-properties officeooo:rsid="005542d8" fo:background-color="#cccccc" loext:char-shading-value="0"/>
    </style:style>
    <style:style style:name="T21" style:family="text">
      <style:text-properties officeooo:rsid="005b3acb" fo:background-color="#cccccc" loext:char-shading-value="0"/>
    </style:style>
    <style:style style:name="T22" style:family="text">
      <style:text-properties officeooo:rsid="005df907" fo:background-color="#cccccc" loext:char-shading-value="0"/>
    </style:style>
    <style:style style:name="T23" style:family="text">
      <style:text-properties officeooo:rsid="0051ab99" fo:background-color="#cccccc" loext:char-shading-value="0"/>
    </style:style>
    <style:style style:name="T24" style:family="text">
      <style:text-properties officeooo:rsid="003f3670"/>
    </style:style>
    <style:style style:name="T25" style:family="text">
      <style:text-properties officeooo:rsid="00402e14"/>
    </style:style>
    <style:style style:name="T26" style:family="text">
      <style:text-properties officeooo:rsid="00408340"/>
    </style:style>
    <style:style style:name="T27" style:family="text">
      <style:text-properties fo:font-weight="normal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42fd09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43b141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4abf70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57c5d9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5c7e79" fo:background-color="transparent" loext:char-shading-value="0" style:font-weight-asian="normal" style:font-weight-complex="normal"/>
    </style:style>
    <style:style style:name="T33" style:family="text">
      <style:text-properties fo:font-weight="normal" fo:background-color="#cccccc" loext:char-shading-value="0" style:font-weight-asian="normal" style:font-weight-complex="normal"/>
    </style:style>
    <style:style style:name="T34" style:family="text">
      <style:text-properties fo:font-weight="normal" officeooo:rsid="00492033" fo:background-color="#cccccc" loext:char-shading-value="0" style:font-weight-asian="normal" style:font-weight-complex="normal"/>
    </style:style>
    <style:style style:name="T35" style:family="text">
      <style:text-properties fo:font-weight="normal" officeooo:rsid="0057c5d9" fo:background-color="#cccccc" loext:char-shading-value="0" style:font-weight-asian="normal" style:font-weight-complex="normal"/>
    </style:style>
    <style:style style:name="T36" style:family="text">
      <style:text-properties fo:font-weight="normal" officeooo:rsid="0043b141" fo:background-color="#cccccc" loext:char-shading-value="0" style:font-weight-asian="normal" style:font-weight-complex="normal"/>
    </style:style>
    <style:style style:name="T37" style:family="text">
      <style:text-properties fo:font-weight="normal" officeooo:rsid="0043fbdb" fo:background-color="#cccccc" loext:char-shading-value="0" style:font-weight-asian="normal" style:font-weight-complex="normal"/>
    </style:style>
    <style:style style:name="T38" style:family="text">
      <style:text-properties officeooo:rsid="0043b141"/>
    </style:style>
    <style:style style:name="T39" style:family="text">
      <style:text-properties officeooo:rsid="004785b8"/>
    </style:style>
    <style:style style:name="T40" style:family="text">
      <style:text-properties style:use-window-font-color="true" loext:opacity="0%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Liberation Serif" fo:font-size="12pt" fo:font-weight="normal" officeooo:rsid="00492033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Liberation Serif" fo:font-size="12pt" fo:font-weight="normal" fo:background-color="#cccccc" loext:char-shading-value="0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Liberation Serif" fo:font-size="12pt" fo:font-weight="normal" officeooo:rsid="004abf70" fo:background-color="#cccccc" loext:char-shading-value="0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Liberation Serif" fo:font-size="12pt" fo:font-weight="normal" officeooo:rsid="00492033" fo:background-color="#cccccc" loext:char-shading-value="0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Liberation Serif" fo:font-size="12pt" fo:background-color="transparent" loext:char-shading-value="0" style:font-size-asian="12pt" style:font-size-complex="12pt"/>
    </style:style>
    <style:style style:name="T46" style:family="text">
      <style:text-properties style:use-window-font-color="true" loext:opacity="0%" style:font-name="Liberation Serif" fo:font-size="12pt" officeooo:rsid="004dc784" fo:background-color="transparent" loext:char-shading-value="0" style:font-size-asian="12pt" style:font-size-complex="12pt"/>
    </style:style>
    <style:style style:name="T47" style:family="text">
      <style:text-properties style:use-window-font-color="true" loext:opacity="0%" style:font-name="Liberation Serif" fo:font-size="12pt" officeooo:rsid="004ea49e" fo:background-color="transparent" loext:char-shading-value="0" style:font-size-asian="12pt" style:font-size-complex="12pt"/>
    </style:style>
    <style:style style:name="T48" style:family="text">
      <style:text-properties style:use-window-font-color="true" loext:opacity="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style:use-window-font-color="true" loext:opacity="0%" style:font-name="Liberation Serif" fo:font-size="12pt" fo:font-weight="bold" officeooo:rsid="004abf70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use-window-font-color="true" loext:opacity="0%" style:font-name="Liberation Serif" fo:font-size="12pt" fo:font-weight="bold" officeooo:rsid="0043b141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style:use-window-font-color="true" loext:opacity="0%" style:font-name="Liberation Serif" fo:font-size="12pt" fo:font-weight="bold" officeooo:rsid="00492033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officeooo:rsid="0051ab99"/>
    </style:style>
    <style:style style:name="T54" style:family="text">
      <style:text-properties officeooo:rsid="0053bc16"/>
    </style:style>
    <style:style style:name="T55" style:family="text">
      <style:text-properties officeooo:rsid="0054deae"/>
    </style:style>
    <style:style style:name="T56" style:family="text">
      <style:text-properties officeooo:rsid="005542d8"/>
    </style:style>
    <style:style style:name="T57" style:family="text">
      <style:text-properties officeooo:rsid="0057c5d9"/>
    </style:style>
    <style:style style:name="T58" style:family="text">
      <style:text-properties officeooo:rsid="005aa58e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179c35" fo:background-color="transparent" loext:char-shading-value="0"/>
    </style:style>
    <style:style style:name="T61" style:family="text">
      <style:text-properties officeooo:rsid="0039b859" fo:background-color="transparent" loext:char-shading-value="0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background-color="transparent" loext:char-shading-value="0"/>
    </style:style>
    <style:style style:name="T64" style:family="text">
      <style:text-properties style:text-underline-style="solid" style:text-underline-width="auto" style:text-underline-color="font-color" officeooo:rsid="00179c35" fo:background-color="transparent" loext:char-shading-value="0"/>
    </style:style>
    <style:style style:name="T65" style:family="text">
      <style:text-properties style:text-underline-style="solid" style:text-underline-width="auto" style:text-underline-color="font-color" officeooo:rsid="001b92e0" fo:background-color="transparent" loext:char-shading-value="0"/>
    </style:style>
    <style:style style:name="T66" style:family="text">
      <style:text-properties style:text-underline-style="solid" style:text-underline-width="auto" style:text-underline-color="font-color" officeooo:rsid="0039b859" fo:background-color="transparent" loext:char-shading-value="0"/>
    </style:style>
    <style:style style:name="T67" style:family="text">
      <style:text-properties style:text-underline-style="solid" style:text-underline-width="auto" style:text-underline-color="font-color" officeooo:rsid="00624c3a" fo:background-color="transparent" loext:char-shading-value="0"/>
    </style:style>
    <style:style style:name="T68" style:family="text">
      <style:text-properties officeooo:rsid="0039b859"/>
    </style:style>
    <style:style style:name="T69" style:family="text">
      <style:text-properties style:text-underline-style="none" officeooo:rsid="0039b859" fo:background-color="transparent" loext:char-shading-value="0"/>
    </style:style>
    <style:style style:name="T70" style:family="text">
      <style:text-properties style:text-underline-style="none" officeooo:rsid="00624c3a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6610522" text:style-name="L1">
        <text:list-header>
          <text:p text:style-name="P31">1. <text:span text:style-name="T1">Модель администрирования</text:span></text:p>
        </text:list-header>
      </text:list>
      <text:p text:style-name="P9"><text:tab/>Для администрирования серверами площадки используется выделенный сервер управления (test-mgmt), доступ с которого по протоколу SSH разрешен до всех серверов площадки. Доступ к серверу <text:span text:style-name="T18">у</text:span>правления по протоколу SSH разрешен через VPN подключение, а так же непосредственно из сети Интернет (предполагается выделенный, доверенный ПК администратора).</text:p>
      <text:p text:style-name="P11"><text:tab/>Доступ по SSH на всех серверах площадки организован по сертификатам. </text:p>
      <text:p text:style-name="P30">Для администрирования рекомендуется использовать скрипты на сервере управления (test-mgmt), описание которых приводится в разделе 4. </text:p>
      <text:p text:style-name="P30">В случае отсутствия VPN можно подключиться с использованием имени test-mgmt-ext <text:span text:style-name="T18">с доверенного ПК, которому разрешён прямой доступ (в практическом задании данное ограничение не используется) </text:span><text:span text:style-name="T19">ssh test-mgmt-ext</text:span></text:p>
      <text:p text:style-name="P9"/>
      <text:p text:style-name="P9"><text:tab/><text:span text:style-name="T2">2</text:span><text:span text:style-name="T3">. </text:span><text:span text:style-name="T2">Перечень серверов площадк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0">№ п/п</text:p>
          </table:table-cell>
          <table:table-cell table:style-name="Таблица1.A1" office:value-type="string">
            <text:p text:style-name="P10">Имя</text:p>
          </table:table-cell>
          <table:table-cell table:style-name="Таблица1.A1" office:value-type="string">
            <text:p text:style-name="P10">Назначение</text:p>
          </table:table-cell>
          <table:table-cell table:style-name="Таблица1.A1" office:value-type="string">
            <text:p text:style-name="P10">Установленное ПО</text:p>
          </table:table-cell>
          <table:table-cell table:style-name="Таблица1.A1" office:value-type="string">
            <text:p text:style-name="P10">IP внутренний</text:p>
          </table:table-cell>
          <table:table-cell table:style-name="Таблица1.F1" office:value-type="string">
            <text:p text:style-name="P10">IP внешний</text:p>
          </table:table-cell>
        </table:table-row>
        <table:table-row>
          <table:table-cell table:style-name="Таблица1.A2" office:value-type="string">
            <text:p text:style-name="P10">1.</text:p>
          </table:table-cell>
          <table:table-cell table:style-name="Таблица1.A2" office:value-type="string">
            <text:p text:style-name="P10">test-mgmt</text:p>
          </table:table-cell>
          <table:table-cell table:style-name="Таблица1.A2" office:value-type="string">
            <text:p text:style-name="P10">Сервер управления</text:p>
          </table:table-cell>
          <table:table-cell table:style-name="Таблица1.A2" office:value-type="string">
            <text:p text:style-name="Table_20_Contents">iptables-persistent</text:p>
            <text:p text:style-name="P25">my-mgmt.deb</text:p>
          </table:table-cell>
          <table:table-cell table:style-name="Таблица1.A2" office:value-type="string">
            <text:p text:style-name="Table_20_Contents">10.128.0.20</text:p>
          </table:table-cell>
          <table:table-cell table:style-name="Таблица1.F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10">2.</text:p>
          </table:table-cell>
          <table:table-cell table:style-name="Таблица1.A2" office:value-type="string">
            <text:p text:style-name="Table_20_Contents">test-ca</text:p>
          </table:table-cell>
          <table:table-cell table:style-name="Таблица1.A2" office:value-type="string">
            <text:p text:style-name="P27">Удостоверяющий центр</text:p>
          </table:table-cell>
          <table:table-cell table:style-name="Таблица1.A2" office:value-type="string">
            <text:p text:style-name="P28"><text:span text:style-name="T11">i</text:span>ptables-persistent</text:p>
            <text:p text:style-name="P25">my-ca.deb</text:p>
          </table:table-cell>
          <table:table-cell table:style-name="Таблица1.A2" office:value-type="string">
            <text:p text:style-name="P26">10.128.0.20</text:p>
          </table:table-cell>
          <table:table-cell table:style-name="Таблица1.F2" office:value-type="string">
            <text:p text:style-name="P27">нет</text:p>
          </table:table-cell>
        </table:table-row>
        <table:table-row>
          <table:table-cell table:style-name="Таблица1.A2" office:value-type="string">
            <text:p text:style-name="P10">3.</text:p>
          </table:table-cell>
          <table:table-cell table:style-name="Таблица1.A2" office:value-type="string">
            <text:p text:style-name="Table_20_Contents">test-vpn</text:p>
          </table:table-cell>
          <table:table-cell table:style-name="Таблица1.A2" office:value-type="string">
            <text:p text:style-name="P27">VPN сервер</text:p>
          </table:table-cell>
          <table:table-cell table:style-name="Таблица1.A2" office:value-type="string">
            <text:p text:style-name="P28"><text:span text:style-name="T11">i</text:span>ptables-persistent</text:p>
            <text:p text:style-name="P25">my-vpn.deb</text:p>
            <text:p text:style-name="P25">my-prometheus-openvpn-exporter</text:p>
          </table:table-cell>
          <table:table-cell table:style-name="Таблица1.A2" office:value-type="string">
            <text:p text:style-name="P26">10.128.0.20</text:p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4.</text:p>
          </table:table-cell>
          <table:table-cell table:style-name="Таблица1.A2" office:value-type="string">
            <text:p text:style-name="Table_20_Contents">test-mon</text:p>
          </table:table-cell>
          <table:table-cell table:style-name="Таблица1.A2" office:value-type="string">
            <text:p text:style-name="P27">Сервер мониторинга</text:p>
          </table:table-cell>
          <table:table-cell table:style-name="Таблица1.A2" office:value-type="string">
            <text:p text:style-name="P29"><text:span text:style-name="T11">i</text:span>ptables-persistent</text:p>
            <text:p text:style-name="P25">my-mon</text:p>
          </table:table-cell>
          <table:table-cell table:style-name="Таблица1.A2" office:value-type="string">
            <text:p text:style-name="P26">10.128.0.20</text:p>
          </table:table-cell>
          <table:table-cell table:style-name="Таблица1.F2" office:value-type="string">
            <text:p text:style-name="P25">нет</text:p>
          </table:table-cell>
        </table:table-row>
      </table:table>
      <text:p text:style-name="P9"/>
      <text:p text:style-name="P9"/>
      <text:p text:style-name="P9"><text:span text:style-name="T4"><text:tab/>3. Описание пакетов</text:span></text:p>
      <text:list xml:id="list2703942169" text:style-name="L2">
        <text:list-header>
          <text:p text:style-name="P80">Все необходимое ПО (приклад и скрипты) устанавливается через DEB пакет, который создается для каждого сервера. Исходники пакетов хранятся в каталоге <text:span text:style-name="T62">./debs</text:span> проекта. Таким образом при необходимости установить ПО например на сервер <text:span text:style-name="T62">test-ca</text:span>, запускае<text:span text:style-name="T68">м</text:span> скрипт <text:span text:style-name="T64">./scripts/debs-install/</text:span><text:span text:style-name="T65">2</text:span><text:span text:style-name="T64">_inst_ca.sh</text:span><text:span text:style-name="T60"> </text:span><text:span text:style-name="T61">который собирает deb пакет с именем </text:span><text:span text:style-name="T66">my-ca.deb</text:span><text:span text:style-name="T61"> который и будет устанавливаться через </text:span><text:span text:style-name="T66">apt install</text:span><text:span text:style-name="T69"> </text:span><text:span text:style-name="T70">на сервере </text:span><text:span text:style-name="T67">test-ca.</text:span></text:p>
          <text:p text:style-name="P97"><text:span text:style-name="T59">Таким образом если нужно внести изменения в какие — то настройки или скрипты на каком — то сервере, нужно внести изменения в соответствующий исходник deb пакета в </text:span><text:span text:style-name="T63">./debs</text:span><text:span text:style-name="T59"> и перезапустить установку.</text:span></text:p>
        </text:list-header>
        <text:list-item>
          <text:p text:style-name="P32">my-mgmt.deb</text:p>
          <text:p text:style-name="P42"><text:soft-page-break/>Пакет устанавливает набор скриптов, для автоматизации процессов развертывания и управления серверами test-ca, test-vpn, test-mon.</text:p>
          <text:p text:style-name="P43">Пакет так же устанавливает пакет<text:span text:style-name="T12">ы:</text:span></text:p>
          <text:list>
            <text:list-item>
              <text:p text:style-name="P43">prometheus-node-exporter для сбора метрик на сервер мониторинга.</text:p>
            </text:list-item>
          </text:list>
          <text:p text:style-name="P42">Пакет в процессе установки задает правила iptables, который запрещают любое входящее сетевое взаимодействие кроме:</text:p>
          <text:list text:continue-numbering="true">
            <text:list-item>
              <text:p text:style-name="P42">ssh</text:p>
            </text:list-item>
            <text:list-item>
              <text:p text:style-name="P42">icmp</text:p>
            </text:list-item>
            <text:list-item>
              <text:p text:style-name="P42">tcp/9100 - <text:s/>prometheus-node-exporter только со стороны test-mon</text:p>
            </text:list-item>
          </text:list>
        </text:list-item>
        <text:list-item>
          <text:p text:style-name="P32">my-ca.deb</text:p>
          <text:p text:style-name="P42">Пакет устанавливает набор скриптов, для автоматизации процессов развертывания и управления удостоверяющим центром test-ca.</text:p>
          <text:p text:style-name="P43">Пакет так же устанавливает пакет<text:span text:style-name="T12">ы</text:span>:</text:p>
          <text:list>
            <text:list-item>
              <text:p text:style-name="P43">prometheus-node-exporter для сбора метрик на сервер мониторинга.</text:p>
            </text:list-item>
            <text:list-item>
              <text:p text:style-name="P43"><text:span text:style-name="T12">e</text:span>asy-rsa — <text:span text:style-name="T12">удлстоверяющий центр</text:span></text:p>
            </text:list-item>
          </text:list>
          <text:p text:style-name="P42">Пакет в процессе установки задает правила iptables, который запрещают любое входящее сетевое взаимодействие кроме:</text:p>
          <text:list text:continue-numbering="true">
            <text:list-item>
              <text:p text:style-name="P42">ssh - <text:span text:style-name="T12">от сервера управления test-mgmt</text:span></text:p>
            </text:list-item>
            <text:list-item>
              <text:p text:style-name="P42">icmp</text:p>
              <text:p text:style-name="P42">tcp/9100 - <text:s/>prometheus-node-exporter только со стороны test-mon</text:p>
            </text:list-item>
          </text:list>
        </text:list-item>
        <text:list-item>
          <text:p text:style-name="P98">my-vpn.deb</text:p>
          <text:p text:style-name="P43">Пакет устанавливает набор скриптов, для автоматизации процессов развертывания и управления удостоверяющим центром test-<text:span text:style-name="T12">vpn</text:span>.</text:p>
          <text:p text:style-name="P43">Пакет так же устанавливает пакет<text:span text:style-name="T12">ы</text:span>:</text:p>
          <text:list>
            <text:list-item>
              <text:p text:style-name="P43">openvpn - <text:span text:style-name="T12">VPN сервер</text:span></text:p>
            </text:list-item>
            <text:list-item>
              <text:p text:style-name="P43">golang — <text:span text:style-name="T12">для ручной сборки openvpn-exporter</text:span></text:p>
            </text:list-item>
            <text:list-item>
              <text:p text:style-name="P43">prometheus-node-exporter - <text:s/>для сбора метрик на сервер мониторинга.</text:p>
            </text:list-item>
            <text:list-item>
              <text:p text:style-name="P43"><text:span text:style-name="T12">n</text:span>ginx — <text:span text:style-name="T12">для переключения openvpn_exporter на https протокол на порт 9976</text:span></text:p>
            </text:list-item>
          </text:list>
          <text:p text:style-name="P43">Пакет в процессе установки задает правила iptables, который запрещают любое входящее сетевое взаимодействие кроме:</text:p>
          <text:list text:continue-numbering="true">
            <text:list-item>
              <text:p text:style-name="P46">udp/1194 — подключение к VPN</text:p>
            </text:list-item>
            <text:list-item>
              <text:p text:style-name="P43">ssh - <text:span text:style-name="T12">от сервера управления test-mgmt</text:span></text:p>
            </text:list-item>
            <text:list-item>
              <text:p text:style-name="P43">icmp</text:p>
            </text:list-item>
            <text:list-item>
              <text:p text:style-name="P43">tcp/9100 - <text:s/>prometheus-node-exporter только со стороны test-mon</text:p>
            </text:list-item>
            <text:list-item>
              <text:p text:style-name="P43">tcp/<text:span text:style-name="T12">9976</text:span> - <text:s/><text:span text:style-name="T12">openvpn</text:span>-exporter только со стороны test-mon</text:p>
            </text:list-item>
            <text:list-item>
              <text:p text:style-name="P46">NAT 10.8.0.0/24 на eth0 — для пользователей VPN</text:p>
            </text:list-item>
          </text:list>
        </text:list-item>
        <text:list-item>
          <text:p text:style-name="P98">my-prometheus-openvpn-exporter.<text:span text:style-name="T12">deb</text:span></text:p>
          <text:p text:style-name="P43">Пакет устанавливает <text:span text:style-name="T12">устанавливает бинарник для openvpn_exporter и настраивает его автоматический запуск</text:span></text:p>
        </text:list-item>
        <text:list-item>
          <text:p text:style-name="P98">my-mon.<text:span text:style-name="T12">deb</text:span></text:p>
          <text:p text:style-name="P43">Пакет устанавливает набор скриптов, для автоматизации процессов развертывания и управления удостоверяющим центром test-<text:span text:style-name="T12">vpn</text:span>.</text:p>
          <text:p text:style-name="P43"><text:soft-page-break/>Пакет так же устанавливает пакет<text:span text:style-name="T12">ы</text:span>:</text:p>
          <text:list>
            <text:list-item>
              <text:p text:style-name="P43">prometheus — <text:span text:style-name="T13">мониторинг prometheus</text:span></text:p>
            </text:list-item>
            <text:list-item>
              <text:p text:style-name="P43">prometheus-alertmanager — <text:span text:style-name="T13">alertmanager от prometheus</text:span></text:p>
            </text:list-item>
            <text:list-item>
              <text:p text:style-name="P43">prometheus-node-exporter - <text:s/>для сбора метрик на сервер мониторинга.</text:p>
            </text:list-item>
            <text:list-item>
              <text:p text:style-name="P43"><text:span text:style-name="T12">n</text:span>ginx - <text:span text:style-name="T12">для переключения alertmanager на https протокол на порт 9993</text:span></text:p>
            </text:list-item>
            <text:list-item>
              <text:p text:style-name="P43">apache2-utils — <text:span text:style-name="T13">для генерации пароля для доступа к prometheus.</text:span></text:p>
            </text:list-item>
          </text:list>
          <text:p text:style-name="P43">Пакет в процессе установки задает правила iptables, который запрещают любое входящее сетевое взаимодействие кроме:</text:p>
          <text:list text:continue-numbering="true">
            <text:list-item>
              <text:p text:style-name="P43">ssh - <text:span text:style-name="T12">от сервера управления test-mgmt</text:span></text:p>
            </text:list-item>
            <text:list-item>
              <text:p text:style-name="P43">icmp</text:p>
            </text:list-item>
            <text:list-item>
              <text:p text:style-name="P43">tcp/9100 - <text:s/>prometheus-node-exporter только со стороны test-mon</text:p>
            </text:list-item>
            <text:list-item>
              <text:p text:style-name="P43">tcp/<text:span text:style-name="T12">99</text:span><text:span text:style-name="T13">93</text:span> - <text:s/><text:span text:style-name="T13">доступ к prometheus из внутренней сети</text:span></text:p>
            </text:list-item>
            <text:list-item>
              <text:p text:style-name="P44">tcp/<text:span text:style-name="T12">9</text:span><text:span text:style-name="T13">090</text:span> - <text:s/><text:span text:style-name="T13">доступ к alertmanager из внутренней сети</text:span></text:p>
            </text:list-item>
          </text:list>
        </text:list-item>
        <text:list-item>
          <text:p text:style-name="P99">my-<text:span text:style-name="T24">backup</text:span>.<text:span text:style-name="T12">deb</text:span></text:p>
          <text:p text:style-name="P45">Пакет устанавливает набор скриптов, для автоматизации процессов <text:span text:style-name="T24">резервного копирования</text:span>.</text:p>
        </text:list-item>
      </text:list>
      <text:p text:style-name="P8"/>
      <text:p text:style-name="P1"><text:tab/>4. Описание скриптов</text:p>
      <text:p text:style-name="P1"/>
      <text:p text:style-name="P12"><text:tab/>Все служебные скрипты на всех серверах находятся в каталоге /opt/my-scripts</text:p>
      <text:p text:style-name="P12"><text:tab/>Скрипты для со<text:span text:style-name="T16">з</text:span>дания резервных копий находятся в /opt/my-scripts/backup</text:p>
      <text:p text:style-name="P12"/>
      <text:p text:style-name="P2">Сервер управления, test-mgmt, каталог /opt/my-scripts</text:p>
      <text:p text:style-name="P13"/>
      <text:list xml:id="list819375369" text:style-name="L3">
        <text:list-item>
          <text:p text:style-name="P35">./0_first_start.sh</text:p>
          <text:p text:style-name="P47">Этот скрипт необходимо запускать, при развертывании инфраструктуры, после установки всех необходимых пакетов.</text:p>
          <text:p text:style-name="P47">Скрипт запускает скрипты приведенные ниже: </text:p>
          <text:list>
            <text:list-item>
              <text:p text:style-name="P35">./1_ca_generate_secrets.sh</text:p>
              <text:p text:style-name="P48">инициализация УЦ, генерация CA, server.key и server.crt</text:p>
            </text:list-item>
            <text:list-item>
              <text:p text:style-name="P35">./2_change_IP_and_SUBNET_for_vpn_server_client.sh</text:p>
              <text:p text:style-name="P48">Замена в шаблонах openvpn-client и в конфиге vpn актуального IP адреса VPN сервера</text:p>
            </text:list-item>
            <text:list-item>
              <text:p text:style-name="P35">./3_copy_secrets_to_vpn.sh</text:p>
              <text:p text:style-name="P49">копирование ключевой информации на VPN сервер</text:p>
            </text:list-item>
            <text:list-item>
              <text:p text:style-name="P35">./4_restart_vpn.sh</text:p>
              <text:p text:style-name="P49">перезапуск VPN</text:p>
            </text:list-item>
            <text:list-item>
              <text:p text:style-name="P35">./8_create_clients_crt_key_for_prometheus.sh</text:p>
              <text:p text:style-name="P49"><text:soft-page-break/>Создание ключевой информации <text:span text:style-name="T14">которая копируется на все сервера площадки и будет использоваться для https подключений node-exporter, alertmanager и openvpn_exporter.</text:span></text:p>
            </text:list-item>
          </text:list>
          <text:p text:style-name="P47"/>
        </text:list-item>
        <text:list-item>
          <text:p text:style-name="P36">./5_create_client.sh</text:p>
          <text:p text:style-name="P50">Создание ключевой информации для нового клиента и генерация конфигурационного файла для передачи пользователю</text:p>
          <text:p text:style-name="P52">файл конфигурации сохраняется в ~/vpn-clients на сервере управления, а также в каталоге /opt/ca/clients на сервере test-ca </text:p>
        </text:list-item>
        <text:list-item>
          <text:p text:style-name="P35">./6_revoke_client.sh</text:p>
          <text:p text:style-name="P52">на сервере test-ca: удаление клиента из CA</text:p>
          <text:p text:style-name="P52">на сервере test-ca: обновление файла отозванных сертификатов CRL</text:p>
          <text:p text:style-name="P52">на сервере test-mgmt: удаление клиента из ~/vpn-clients</text:p>
          <text:p text:style-name="P52"/>
        </text:list-item>
        <text:list-item>
          <text:p text:style-name="P35">./7_sync_crl.sh</text:p>
          <text:p text:style-name="P54">на сервере test-ca обновляется файл отозванных сертификатов</text:p>
          <text:p text:style-name="P54">файл отозванных сертификатов передается на test-vpn и <text:a xlink:type="simple" xlink:href="mailto:openvpn@server" text:style-name="Internet_20_link" text:visited-style-name="Visited_20_Internet_20_Link">openvpn@server</text:a> service перезапускается.</text:p>
          <text:p text:style-name="P47"/>
        </text:list-item>
        <text:list-item>
          <text:p text:style-name="P35">./9_create_user_for_prometheus.sh</text:p>
          <text:p text:style-name="P54">Создает пользователя для prometheus</text:p>
        </text:list-item>
        <text:list-item>
          <text:p text:style-name="P35">./10_regen_ca.sh</text:p>
          <text:p text:style-name="P54">Перегенерирует CA и все связанное с ним, все клиенты переподписываются новым CA для них генерятся новые конфиги, которые сохраняются на test-ca в каталоге /opt/ca/clients и на test-mgmt в каталоге ~/vpn-clients</text:p>
        </text:list-item>
        <text:list-item>
          <text:p text:style-name="P35">./backup/backup.sh</text:p>
          <text:p text:style-name="P47">скрипт запускается ежедневно, через cron.</text:p>
          <text:p text:style-name="P47">Скрипт делает резервную копию в виде tar.gz архива.</text:p>
          <text:p text:style-name="P47">В качестве параметров скрипту передаются:</text:p>
          <text:list>
            <text:list-item>
              <text:p text:style-name="P47">каталог который нужно резервно копировать</text:p>
            </text:list-item>
            <text:list-item>
              <text:p text:style-name="P47">префикс бакапа</text:p>
            </text:list-item>
          </text:list>
        </text:list-item>
        <text:list-item>
          <text:p text:style-name="P35">./backup/reserve_backups.sh</text:p>
          <text:p text:style-name="P47">скрипт запускается ежедневно, через cron.</text:p>
          <text:p text:style-name="P47">Скрипт с использованием утилиты rsync забирает изменившиеся файлы в каталогах /opt/backups на серверах площадки.</text:p>
          <text:p text:style-name="P47">Скрипт удаляет файлы старше 30 дней (!!! время создания файла берется на основе его имени).</text:p>
        </text:list-item>
      </text:list>
      <text:p text:style-name="P13"/>
      <text:p text:style-name="P13"/>
      <text:p text:style-name="P3">Сервер <text:span text:style-name="T15">УЦ</text:span>, test-<text:span text:style-name="T15">ca</text:span>, каталог /opt/my-scripts</text:p>
      <text:p text:style-name="P14"/>
      <text:list xml:id="list154018992759796" text:continue-numbering="true" text:style-name="L3">
        <text:list-item>
          <text:p text:style-name="P37"><text:soft-page-break/>./1_create_init_and_create_ca.sh</text:p>
          <text:p text:style-name="P55">инициализация УЦ и создание CA</text:p>
        </text:list-item>
        <text:list-item>
          <text:p text:style-name="P37">./2_create_server_keys.sh</text:p>
          <text:p text:style-name="P55">создание ключевой информации для VPN server</text:p>
        </text:list-item>
        <text:list-item>
          <text:p text:style-name="P37">./3_create_client.sh</text:p>
          <text:p text:style-name="P51">Создание ключевой информации для нового клиента и генерация конфигурационного файла для передачи пользователю.</text:p>
          <text:p text:style-name="P53">файл конфигурации сохраняется в каталоге /opt/ca/clients на сервере test-ca</text:p>
        </text:list-item>
        <text:list-item>
          <text:p text:style-name="P37">./4_revoke_client.sh</text:p>
          <text:p text:style-name="P55">Удаление клиента VPN</text:p>
        </text:list-item>
        <text:list-item>
          <text:p text:style-name="P37">./5_update_crl.sh</text:p>
          <text:p text:style-name="P55">Обновлние файла отозванных сертификатов</text:p>
        </text:list-item>
        <text:list-item>
          <text:p text:style-name="P37">./6_regen_clients.sh</text:p>
          <text:p text:style-name="P55">Перегенерация клиентов и конфигурационных файлов для них.</text:p>
        </text:list-item>
        <text:list-item>
          <text:p text:style-name="P37">./backup/backup.sh</text:p>
          <text:p text:style-name="P55">Аналогично test-mgmt</text:p>
        </text:list-item>
        <text:list-item>
          <text:p text:style-name="P37">./tmpl/client_tmpl.ovpn</text:p>
          <text:p text:style-name="P55">Шаблон для генерации конфигурации для клиента.</text:p>
        </text:list-item>
      </text:list>
      <text:p text:style-name="P16"/>
      <text:p text:style-name="P3">Сервер <text:span text:style-name="T15">мониторинга</text:span>, test-<text:span text:style-name="T15">mon</text:span>, каталог /opt/my-scripts</text:p>
      <text:p text:style-name="P3"/>
      <text:list xml:id="list221609557" text:style-name="L4">
        <text:list-item>
          <text:p text:style-name="P38">./1_create_user_for_prometheus_web.sh</text:p>
          <text:p text:style-name="P56">Создает пользователя для Prometheus</text:p>
        </text:list-item>
        <text:list-item>
          <text:p text:style-name="P38">./2_install_alert_manager_UI.sh</text:p>
          <text:p text:style-name="P56">Установка UI для alertmanager</text:p>
        </text:list-item>
        <text:list-item>
          <text:p text:style-name="P38">./backup/backup.sh</text:p>
          <text:p text:style-name="P56">Аналогично test-mgmt</text:p>
        </text:list-item>
      </text:list>
      <text:p text:style-name="P16"/>
      <text:p text:style-name="P3">Сервер <text:span text:style-name="T15">VPN</text:span>, test-<text:span text:style-name="T15">vpn</text:span>, каталог /opt/my-scripts</text:p>
      <text:p text:style-name="P3"/>
      <text:list xml:id="list3702301313" text:style-name="L5">
        <text:list-item>
          <text:p text:style-name="P39">./1_install_openvpn_exporter.sh</text:p>
          <text:p text:style-name="P58">сборка openvpn_exporter из исходников</text:p>
        </text:list-item>
        <text:list-item>
          <text:p text:style-name="P39">./backup/backup.sh</text:p>
          <text:p text:style-name="P57">Аналогично test-mgmt</text:p>
        </text:list-item>
      </text:list>
      <text:p text:style-name="P17"/>
      <text:p text:style-name="P17"><text:soft-page-break/></text:p>
      <text:p text:style-name="P4">5. Описание скриптов на ПК оператора (с которого разворачиваем инфру)</text:p>
      <text:p text:style-name="P18"/>
      <text:p text:style-name="P4">ПК оператора</text:p>
      <text:p text:style-name="P15"/>
      <text:list xml:id="list154020568206512" text:continue-list="list154018992759796" text:style-name="L3">
        <text:list-item>
          <text:p text:style-name="P40">./0_create_keys.sh</text:p>
          <text:p text:style-name="P59">скрипт создает ключевую пару в ~/.ssh/timeweb и ~/.ssh/timeweb.pub</text:p>
          <text:p text:style-name="P59">с помощью которых вы получите доступ к созданным ВМ (пользователь smailik)</text:p>
        </text:list-item>
        <text:list-item>
          <text:p text:style-name="P40">./1_create_all_vm.sh</text:p>
          <text:p text:style-name="P59">Скрипт вызывает скрипты:</text:p>
          <text:list>
            <text:list-item>
              <text:p text:style-name="P40">./vm/create_vm.sh</text:p>
              <text:p text:style-name="P59">Создает ВМ, с внешним IP адресом для доступа из Интернет.</text:p>
              <text:p text:style-name="P59">В качестве параметров передаются имя ВМ, шаблон для создания и публичный ключ (~/.ssh/timeweb.pub)</text:p>
            </text:list-item>
            <text:list-item>
              <text:p text:style-name="P40">./vm/create_vm_local.sh</text:p>
              <text:p text:style-name="P59">Создает ВМ, без внешнего IP адреса, доступ возможен только через сервер управления или через VPN.</text:p>
              <text:p text:style-name="P59">В качестве параметров передаются имя ВМ, шаблон для создания и публичный ключ (~/.ssh/timeweb.pub)</text:p>
            </text:list-item>
          </text:list>
        </text:list-item>
        <text:list-item>
          <text:p text:style-name="P40">./2_delete_all_vm.sh</text:p>
          <text:p text:style-name="P59">Скрипт вызывает скрипты:</text:p>
          <text:list>
            <text:list-item>
              <text:p text:style-name="P40">./vm/delete_vm.sh</text:p>
              <text:p text:style-name="P59">Скрипт удаляет ВМ, имя которой передается в качестве параметра.</text:p>
            </text:list-item>
          </text:list>
        </text:list-item>
        <text:list-item>
          <text:p text:style-name="P40">./3_start_all_vm.sh</text:p>
          <text:p text:style-name="P59">Скрипт вызывает скрипты:</text:p>
          <text:list>
            <text:list-item>
              <text:p text:style-name="P40">./vm/<text:span text:style-name="T17">start</text:span>_vm.sh</text:p>
              <text:p text:style-name="P59">Скрипт запускает ВМ, имя которой передается в качестве параметра.</text:p>
            </text:list-item>
          </text:list>
        </text:list-item>
        <text:list-item>
          <text:p text:style-name="P40">./4_stop_all_vm.sh</text:p>
          <text:p text:style-name="P59">Скрипт вызывает скрипты:</text:p>
          <text:list>
            <text:list-item>
              <text:p text:style-name="P40">./vm/<text:span text:style-name="T17">stop</text:span>_vm.sh</text:p>
              <text:p text:style-name="P59">Скрипт останавливает ВМ, имя которой передается в качестве параметра.</text:p>
            </text:list-item>
          </text:list>
        </text:list-item>
        <text:list-item>
          <text:p text:style-name="P40">./5_sethosts.sh</text:p>
          <text:p text:style-name="P59">Скрипт вносит изменения в локальный hosts файл, куда записывает все ВМ по локальным IP и test-mgmt-ext с внешним IP.</text:p>
        </text:list-item>
        <text:list-item>
          <text:p text:style-name="P40">./6_delhosts.sh</text:p>
          <text:p text:style-name="P59">Удаляет информацию о ВМ из hosts</text:p>
        </text:list-item>
        <text:list-item>
          <text:p text:style-name="P40">./7_check_servers_ready.sh</text:p>
          <text:p text:style-name="P60">Проверяет наличие созданных ВМ и возможности к ним подключиться.</text:p>
        </text:list-item>
        <text:list-item>
          <text:p text:style-name="P40"><text:soft-page-break/>./8_push_debs.sh</text:p>
          <text:p text:style-name="P60">Скрипт вызывает скрипты <text:span text:style-name="T25">(которые вызывают helper скрипт </text:span><text:span text:style-name="T26">(</text:span><text:span text:style-name="T5">inst_package.sh</text:span><text:span text:style-name="T26">) </text:span><text:span text:style-name="T25">для установки пакета на сервер с выполнением необходимых проверок)</text:span>:</text:p>
          <text:list>
            <text:list-item>
              <text:p text:style-name="P40">./debs-install/1_inst_mgmt.sh</text:p>
              <text:p text:style-name="P60">собирает пакет my-mgmt.deb копирует его на сервере управления (test-mgmt-ext) и устанавливает его.</text:p>
            </text:list-item>
            <text:list-item>
              <text:p text:style-name="P40">./debs-install/2_inst_ca.sh</text:p>
              <text:p text:style-name="P60">собирает пакет my-ca.deb копирует его через сервер управления (test-mgmt-ext) на test-ca и устанавливает его.</text:p>
            </text:list-item>
            <text:list-item>
              <text:p text:style-name="P40">./debs-install/3_inst_vpn.sh</text:p>
              <text:p text:style-name="P60">собирает пакет my-vpn.deb копирует его через сервер управления (test-mgmt-ext) на test-vpn и устанавливает его.</text:p>
            </text:list-item>
            <text:list-item>
              <text:p text:style-name="P40">./debs-install/4_inst_vpn_mon.sh</text:p>
              <text:p text:style-name="P60">собирает пакет my-prometheus-openvpn-exporter.deb копирует его через сервер управления (test-mgmt-ext) на test-vpn и устанавливает его.</text:p>
            </text:list-item>
            <text:list-item>
              <text:p text:style-name="P40">./debs-install/5_inst_mon.sh</text:p>
              <text:p text:style-name="P60">собирает пакет my-mon.deb копирует его через сервер управления (test-mgmt-ext) на test-mon и устанавливает его.</text:p>
            </text:list-item>
            <text:list-item>
              <text:p text:style-name="P41">./debs-install/<text:span text:style-name="T25">6</text:span>_<text:span text:style-name="T25">inst</text:span>_<text:span text:style-name="T25">backup</text:span>.sh</text:p>
              <text:p text:style-name="P61">собирает пакет my-<text:span text:style-name="T25">backup</text:span>.deb копирует его через сервер управления (test-mgmt-ext) на <text:span text:style-name="T25">сервера </text:span>test-m<text:span text:style-name="T25">gmt(ca. vpn, mon)</text:span> и устанавливает его.</text:p>
            </text:list-item>
          </text:list>
        </text:list-item>
        <text:list-item>
          <text:p text:style-name="P40">./vm/yaml/ca.yaml_tmpl</text:p>
          <text:p text:style-name="P60">Шаблон для test-ca (Удостоверяющего центра)</text:p>
        </text:list-item>
        <text:list-item>
          <text:p text:style-name="P40">./vm/yaml/mgmt.yaml_tmpl</text:p>
          <text:p text:style-name="P60">Шаблон для test-mgmt (Сервера управления)</text:p>
        </text:list-item>
        <text:list-item>
          <text:p text:style-name="P40">./vm/yaml/mon.yaml_tmpl</text:p>
          <text:p text:style-name="P60">Шаблон для test-mon (Сервера мониторинга)</text:p>
        </text:list-item>
        <text:list-item>
          <text:p text:style-name="P40">./vm/yaml/vm.yaml_tmpl</text:p>
          <text:p text:style-name="P60">Базовый шаблон (не используется в сценариях)</text:p>
        </text:list-item>
        <text:list-item>
          <text:p text:style-name="P40">./vm/yaml/vpn.yaml_tmpl</text:p>
          <text:p text:style-name="P60">Шаблон для test-vpn (Сервера VPN)</text:p>
        </text:list-item>
      </text:list>
      <text:p text:style-name="P18"/>
      <text:p text:style-name="P7">6. Типовые задачи <text:span text:style-name="T54">(в скобках указывается сервер с котрого запускаем скрипт)</text:span></text:p>
      <text:p text:style-name="P22"/>
      <text:list xml:id="list4202418984" text:style-name="L6">
        <text:list-item>
          <text:p text:style-name="P62">Создать нового пользователя VPN</text:p>
          <text:list>
            <text:list-header>
              <text:p text:style-name="P62"><text:span text:style-name="T2">(test-mgmt)</text:span> <text:span text:style-name="T19">/opt/my-scripts/5_create_client.sh &lt;name&gt;</text:span></text:p>
            </text:list-header>
          </text:list>
          <text:p text:style-name="P65">в результате выполнения скрипта на сервере test-mgmt в каталоге ~/vpn-clients будет создан файл конфига для подключения к VPN вида &lt;name&gt;.ovpn</text:p>
          <text:p text:style-name="P66"><text:soft-page-break/>Такой же файл будет храниться и на сервере test-ca в каталог<text:span text:style-name="T56">ах</text:span> /opt/ca/clients <text:span text:style-name="T56">и ~/vpn-clients</text:span> на всякий случай.</text:p>
        </text:list-item>
      </text:list>
      <text:p text:style-name="P23"/>
      <text:list xml:id="list154020273760456" text:continue-numbering="true" text:style-name="L6">
        <text:list-item>
          <text:p text:style-name="P63">Удалить пользователя VPN</text:p>
          <text:list>
            <text:list-item>
              <text:p text:style-name="P63"><text:span text:style-name="T2">(test-mgmt)</text:span> <text:span text:style-name="T19">/opt/my-scripts/6_revoke_client.sh &lt;name&gt;</text:span></text:p>
              <text:p text:style-name="P65">В результате будут удалены клиентская ключевая информация в отношении пользователя &lt;name&gt; а также удалены скрипты конфигурации в ~/vpn-clients и на сервере test-ca в <text:s/>каталог<text:span text:style-name="T56">ах</text:span> /opt/ca/clients <text:span text:style-name="T56">и ~/vpn-clients</text:span></text:p>
              <text:p text:style-name="P65"><text:span text:style-name="T2">!!! Обратиате внимание !!!</text:span> Для того чтобы клиент не смог подключиться, нужно выполнить следующий шаг, а именно обновить список отозванных сертификатов.</text:p>
            </text:list-item>
            <text:list-item>
              <text:p text:style-name="P65"><text:span text:style-name="T6">(test-mgmt)</text:span><text:span text:style-name="T53"> </text:span><text:span text:style-name="T23">/opt/my-scripts/7_sync_crl.sh</text:span></text:p>
              <text:p text:style-name="P65">Обновит список отозванных сертификатов на test-ca и на test-vpn</text:p>
            </text:list-item>
          </text:list>
          <text:p text:style-name="P62"/>
        </text:list-item>
        <text:list-item>
          <text:p text:style-name="P64">Пересоздать CA</text:p>
          <text:list>
            <text:list-item>
              <text:p text:style-name="P64"><text:span text:style-name="T2">(test-mgmt)</text:span> <text:span text:style-name="T19">/opt/my-scripts/10_regen_ca.sh</text:span></text:p>
              <text:p text:style-name="P67">После выполнения в каталоге ~/vpn-clients появятся новые конфиги для подключения пользователей, подписанные новым CA.</text:p>
              <text:p text:style-name="P67">Также новая ключевая информация будет передана на test-vpn.</text:p>
            </text:list-item>
          </text:list>
          <text:p text:style-name="P62"/>
        </text:list-item>
        <text:list-item>
          <text:p text:style-name="P64">Сменить пользователя prometheus</text:p>
          <text:list>
            <text:list-item>
              <text:p text:style-name="P64"><text:span text:style-name="T2">(test-mgmt)</text:span> <text:span text:style-name="T19">/opt/my-scripts/9_create_user_for_prometheus.sh &lt;user&gt; &lt;pass&gt;</text:span></text:p>
              <text:p text:style-name="P67">В результате будет создан новый пользователь для доступа к <text:a xlink:type="simple" xlink:href="https://test-mon:9090/" text:style-name="Internet_20_link" text:visited-style-name="Visited_20_Internet_20_Link">https://test-mon:9090</text:a> </text:p>
            </text:list-item>
          </text:list>
        </text:list-item>
        <text:list-item>
          <text:p text:style-name="P64">перегенерить сертификаты для сбора метрик <text:span text:style-name="T55">prometheus</text:span></text:p>
          <text:list>
            <text:list-item>
              <text:p text:style-name="P64"><text:span text:style-name="T2">(test-mgmt)</text:span> <text:span text:style-name="T19">/opt/my-scripts/8_create_clients_crt_key_for_prometheus.sh</text:span></text:p>
              <text:p text:style-name="P67">В результате будут сгенерирована ключевая информация, которая будет размещена на всех серверах, exporters автоматически подхватят новую информацию.</text:p>
            </text:list-item>
          </text:list>
        </text:list-item>
        <text:list-item>
          <text:p text:style-name="P64">Сменить IP адрес VPN</text:p>
          <text:list>
            <text:list-item>
              <text:p text:style-name="P64"><text:span text:style-name="T2">(test-mgmt)</text:span> <text:span text:style-name="T19">2_change_IP_and_SUBNET_for_vpn_server_client.sh</text:span></text:p>
              <text:p text:style-name="P68">В результате будет заменен IP адрес VPN в конфиге openvpn на test-vpn и в шаблоне для генерации клиентов на test-ca.</text:p>
            </text:list-item>
            <text:list-item>
              <text:p text:style-name="P62"><text:span text:style-name="T2">(test-mgmt)</text:span> <text:span text:style-name="T19">1</text:span><text:span text:style-name="T20">1</text:span><text:span text:style-name="T19">_regen_</text:span><text:span text:style-name="T20">clients</text:span><text:span text:style-name="T19">.sh</text:span></text:p>
              <text:p text:style-name="P69">В результате в каталоге ~/vpn-clients будут сгенерены новые конфиги для клиентов.</text:p>
            </text:list-item>
          </text:list>
        </text:list-item>
      </text:list>
      <text:p text:style-name="P19"/>
      <text:p text:style-name="P18"/>
      <text:p text:style-name="P5"><text:span text:style-name="T53">7</text:span>. Сценарии <text:span text:style-name="T58">аварийного </text:span>восстановления</text:p>
      <text:p text:style-name="P6"/>
      <text:list xml:id="list2145815611" text:style-name="L7">
        <text:list-item>
          <text:p text:style-name="P70">Не работает prometheus</text:p>
          <text:list>
            <text:list-item>
              <text:p text:style-name="P70">Восстановите файлы из бэкапа</text:p>
              <text:p text:style-name="P72"><text:soft-page-break/><text:span text:style-name="T2">(test-mon)</text:span> <text:span text:style-name="T19">sudo systemctl stop prometheus</text:span></text:p>
              <text:p text:style-name="P83"><text:span text:style-name="T7">(test-mon)</text:span><text:span text:style-name="T27"> </text:span><text:span text:style-name="T33">sudo tar -xzvf /opt/backups/&lt;имя последнего, точно работающего бэкапа&gt; -</text:span><text:span text:style-name="T34">C /</text:span></text:p>
              <text:p text:style-name="P72"><text:span text:style-name="T2">(test-mon)</text:span> <text:span text:style-name="T19">sudo systemctl start prometheus</text:span></text:p>
            </text:list-item>
            <text:list-item>
              <text:p text:style-name="P70">Если не помогло</text:p>
              <text:list>
                <text:list-item>
                  <text:p text:style-name="P87"><text:span text:style-name="T27">Переустановите пакет my-mon </text:span><text:span text:style-name="T28">и восстановите последний работающий бэкап</text:span></text:p>
                  <text:p text:style-name="P72"><text:span text:style-name="T2">(adm-pc)</text:span> <text:span text:style-name="T19">./scripts/debs-install/5_inst_mon.sh</text:span></text:p>
                  <text:p text:style-name="P84"><text:span text:style-name="T7">(test-mon)</text:span><text:span text:style-name="T27"> </text:span><text:span text:style-name="T33">sudo tar -xzvf /opt/backups/&lt;имя последнего, точно работающего бэкапа&gt; -</text:span><text:span text:style-name="T34">C /</text:span></text:p>
                  <text:p text:style-name="P73"><text:span text:style-name="T2">(test-mon)</text:span> <text:span text:style-name="T19">sudo systemctl start prometheus</text:span></text:p>
                </text:list-item>
              </text:list>
            </text:list-item>
            <text:list-item>
              <text:p text:style-name="P74">Если не помогло</text:p>
              <text:list>
                <text:list-item>
                  <text:p text:style-name="P89"><text:span text:style-name="T27">Переустановите </text:span><text:span text:style-name="T31">VM</text:span><text:span text:style-name="T27"> test-</text:span><text:span text:style-name="T30">mon</text:span></text:p>
                  <text:p text:style-name="P89"><text:span text:style-name="T7">(adm-pc)</text:span><text:span text:style-name="T52"> </text:span><text:span text:style-name="T42">./scripts/vm/create_vm_local.sh --vm-name test-</text:span><text:span text:style-name="T43">mon</text:span><text:span text:style-name="T42"> --vm-yaml-file ./scripts/vm/yaml/</text:span><text:span text:style-name="T43">mon</text:span><text:span text:style-name="T42">.yaml_tmpl --vm-public-key ~/.ssh/timeweb.pub</text:span></text:p>
                  <text:p text:style-name="P89"><text:span text:style-name="T48">(adm-pc)</text:span><text:span text:style-name="T40"> </text:span><text:span text:style-name="T42">./scripts/debs-install/</text:span><text:span text:style-name="T43">5</text:span><text:span text:style-name="T42">_inst_</text:span><text:span text:style-name="T43">mon</text:span><text:span text:style-name="T42">.sh</text:span></text:p>
                  <text:p text:style-name="P33"><text:span text:style-name="T45">Возмите последний работающий бакап с MGMT сервера (~/reserve_backups) </text:span><text:span text:style-name="T46">и скопируйте его на test-</text:span><text:span text:style-name="T47">mon</text:span><text:span text:style-name="T46"> в /opt/backups</text:span></text:p>
                  <text:p text:style-name="P84"><text:span text:style-name="T48">(test-</text:span><text:span text:style-name="T49">mon</text:span><text:span text:style-name="T48">)</text:span><text:span text:style-name="T40"> </text:span><text:span text:style-name="T42">sudo tar -xzvf /opt/backups/&lt;имя последнего, точно работающего бэкапа&gt; -</text:span><text:span text:style-name="T44">C /</text:span></text:p>
                  <text:p text:style-name="P91"><text:span text:style-name="T2">(test-mon)</text:span> <text:span text:style-name="T19">sudo systemctl start prometheus</text:span></text:p>
                </text:list-item>
              </text:list>
            </text:list-item>
          </text:list>
        </text:list-item>
      </text:list>
      <text:p text:style-name="P21"/>
      <text:list xml:id="list154019881067548" text:continue-numbering="true" text:style-name="L7">
        <text:list-item>
          <text:p text:style-name="P71">Не работает <text:span text:style-name="T39">CA</text:span></text:p>
          <text:list>
            <text:list-item>
              <text:p text:style-name="P71">Восстановите файлы из бэкапа</text:p>
              <text:p text:style-name="P85"><text:span text:style-name="T7">(test-</text:span><text:span text:style-name="T8">ca</text:span><text:span text:style-name="T7">)</text:span><text:span text:style-name="T27"> </text:span><text:span text:style-name="T33">sudo tar -xzvf /opt/backups/&lt;имя последнего, точно работающего бэкапа&gt; -</text:span><text:span text:style-name="T35">C /</text:span></text:p>
            </text:list-item>
            <text:list-item>
              <text:p text:style-name="P71">Если не помогло</text:p>
              <text:list>
                <text:list-item>
                  <text:p text:style-name="P88"><text:span text:style-name="T27">Переустановите пакет my-</text:span><text:span text:style-name="T29">ca</text:span><text:span text:style-name="T27"> </text:span><text:span text:style-name="T28">и восстановите последний работающий бэкап</text:span></text:p>
                  <text:p text:style-name="P85"><text:span text:style-name="T7">(adm-pc)</text:span><text:span text:style-name="T27"> </text:span><text:span text:style-name="T33">./scripts/debs-install/</text:span><text:span text:style-name="T36">2</text:span><text:span text:style-name="T33">_inst_</text:span><text:span text:style-name="T36">ca</text:span><text:span text:style-name="T33">.sh</text:span></text:p>
                  <text:p text:style-name="P84"><text:span text:style-name="T7">(test-</text:span><text:span text:style-name="T8">ca</text:span><text:span text:style-name="T7">)</text:span><text:span text:style-name="T27"> </text:span><text:span text:style-name="T33">sudo tar -xzvf /opt/backups/&lt;имя последнего, точно работающего бэкапа&gt; -</text:span><text:span text:style-name="T35">C /</text:span></text:p>
                </text:list-item>
              </text:list>
            </text:list-item>
            <text:list-item>
              <text:p text:style-name="P75">Если не помогло</text:p>
              <text:list>
                <text:list-item>
                  <text:p text:style-name="P75">Переустановите <text:span text:style-name="T57">VM</text:span> test-ca</text:p>
                  <text:p text:style-name="P90"><text:span text:style-name="T7">(adm-pc)</text:span><text:span text:style-name="T52"> </text:span><text:span text:style-name="T42">./scripts/vm/create_vm_local.sh --vm-name test-ca --vm-yaml-file ./scripts/vm/yaml/ca.yaml_tmpl --vm-public-key ~/.ssh/timeweb.pub</text:span></text:p>
                  <text:p text:style-name="P93"><text:span text:style-name="T2">(adm-pc)</text:span> <text:span text:style-name="T19">./scripts/debs-install/2_inst_ca.sh</text:span></text:p>
                  <text:p text:style-name="P33"><text:span text:style-name="T45">Возмите последний работающий бакап с MGMT сервера (~/reserve_backups) </text:span><text:span text:style-name="T46">и скопируйте его на test-</text:span><text:span text:style-name="T47">ca</text:span><text:span text:style-name="T46"> в /opt/backups</text:span></text:p>
                  <text:p text:style-name="P86"><text:span text:style-name="T48">(test-</text:span><text:span text:style-name="T49">ca</text:span><text:span text:style-name="T48">)</text:span><text:span text:style-name="T40"> </text:span><text:span text:style-name="T42">sudo tar -xzvf /opt/backups/&lt;имя последнего, точно работающего бэкапа&gt; -</text:span><text:span text:style-name="T44">C /</text:span></text:p>
                  <text:p text:style-name="P92"/>
                </text:list-item>
              </text:list>
            </text:list-item>
          </text:list>
        </text:list-item>
        <text:list-item>
          <text:p text:style-name="P71">Не работает <text:span text:style-name="T38">VPN</text:span></text:p>
          <text:list>
            <text:list-item>
              <text:p text:style-name="P71">Восстановите файлы из бэкапа</text:p>
              <text:p text:style-name="P85"><text:soft-page-break/><text:span text:style-name="T7">(test-</text:span><text:span text:style-name="T8">vpn</text:span><text:span text:style-name="T7">)</text:span><text:span text:style-name="T27"> </text:span><text:span text:style-name="T33">sudo systemctl stop </text:span><text:span text:style-name="T36">openvpn@server</text:span></text:p>
              <text:p text:style-name="P85"><text:span text:style-name="T7">(test-</text:span><text:span text:style-name="T8">vpn</text:span><text:span text:style-name="T7">)</text:span><text:span text:style-name="T27"> </text:span><text:span text:style-name="T33">sudo tar -xzvf /opt/backups/&lt;имя последнего, точно работающего бэкапа&gt; -</text:span><text:span text:style-name="T34">C /</text:span></text:p>
              <text:p text:style-name="P85"><text:span text:style-name="T7">(test-</text:span><text:span text:style-name="T8">vpn</text:span><text:span text:style-name="T7">)</text:span><text:span text:style-name="T27"> </text:span><text:span text:style-name="T33">sudo systemctl start </text:span><text:span text:style-name="T36">openvpn@server</text:span></text:p>
            </text:list-item>
            <text:list-item>
              <text:p text:style-name="P71">Если не помогло</text:p>
              <text:list>
                <text:list-item>
                  <text:p text:style-name="P88"><text:span text:style-name="T27">Переустановите пакет my-</text:span><text:span text:style-name="T29">vpn</text:span><text:span text:style-name="T27"> </text:span><text:span text:style-name="T28">и восстановите последний работающий бэкап</text:span></text:p>
                  <text:p text:style-name="P85"><text:span text:style-name="T7">(adm-pc)</text:span><text:span text:style-name="T27"> </text:span><text:span text:style-name="T33">./scripts/debs-install/</text:span><text:span text:style-name="T36">3</text:span><text:span text:style-name="T33">_inst_</text:span><text:span text:style-name="T36">vpn</text:span><text:span text:style-name="T33">.sh</text:span></text:p>
                  <text:p text:style-name="P84"><text:span text:style-name="T7">(test-</text:span><text:span text:style-name="T8">vpn</text:span><text:span text:style-name="T7">)</text:span><text:span text:style-name="T27"> </text:span><text:span text:style-name="T33">sudo tar -xzvf /opt/backups/&lt;имя последнего, точно работающего бэкапа&gt; -</text:span><text:span text:style-name="T34">C /</text:span></text:p>
                  <text:p text:style-name="P84"><text:span text:style-name="T7">(test-</text:span><text:span text:style-name="T8">vpn</text:span><text:span text:style-name="T7">)</text:span><text:span text:style-name="T27"> </text:span><text:span text:style-name="T33">sudo systemctl start </text:span><text:span text:style-name="T36">openvpn@server</text:span></text:p>
                </text:list-item>
              </text:list>
            </text:list-item>
            <text:list-item>
              <text:p text:style-name="P75">Если не помогло</text:p>
              <text:list>
                <text:list-item>
                  <text:p text:style-name="P75">Переустановите VM test-vpn</text:p>
                  <text:p text:style-name="P90"><text:span text:style-name="T7">(adm-pc)</text:span><text:span text:style-name="T52"> </text:span><text:span text:style-name="T42">./scripts/vm/create_vm.sh --vm-name test-vpn --vm-yaml-file ./scripts/vm/yaml/vpn.yaml_tmpl --vm-public-key ~/.ssh/timeweb.pub</text:span></text:p>
                  <text:p text:style-name="P93"><text:span text:style-name="T2">(adm-pc)</text:span> <text:span text:style-name="T19">./scripts/debs-install/3_inst_vpn.sh</text:span></text:p>
                  <text:p text:style-name="P34"><text:span text:style-name="T45">Возмите последний работающий бакап с MGMT сервера (~/reserve_backups) </text:span><text:span text:style-name="T46">и скопируйте его на test-vpn в /opt/backups</text:span></text:p>
                  <text:p text:style-name="P86"><text:span text:style-name="T48">(test-</text:span><text:span text:style-name="T50">vpn</text:span><text:span text:style-name="T48">)</text:span><text:span text:style-name="T40"> </text:span><text:span text:style-name="T42">sudo tar -xzvf /opt/backups/&lt;имя последнего, точно работающего бэкапа&gt; -</text:span><text:span text:style-name="T44">C /</text:span></text:p>
                  <text:p text:style-name="P84"><text:span text:style-name="T51">(test-</text:span><text:span text:style-name="T50">vpn</text:span><text:span text:style-name="T51">)</text:span><text:span text:style-name="T41"> </text:span><text:span text:style-name="T43">sudo systemctl restart openvpn@server</text:span></text:p>
                </text:list-item>
              </text:list>
            </text:list-item>
          </text:list>
          <text:p text:style-name="P71"/>
        </text:list-item>
        <text:list-item>
          <text:p text:style-name="P71">Не работает <text:span text:style-name="T38">MGMT</text:span></text:p>
          <text:list>
            <text:list-item>
              <text:p text:style-name="P76">Переустановите VM test-mgmt</text:p>
              <text:p text:style-name="P94"><text:span text:style-name="T7">(adm-pc)</text:span><text:span text:style-name="T27"> </text:span><text:span text:style-name="T33">./</text:span><text:span text:style-name="T37">scripts/</text:span><text:span text:style-name="T33">vm/create_vm.sh --vm-name test-mgmt --vm-yaml-file ./</text:span><text:span text:style-name="T37">scripts/</text:span><text:span text:style-name="T33">vm/yaml/mgmt.yaml_tmpl --vm-public-key </text:span><text:span text:style-name="T37">~/.ssh/timeweb.pub</text:span></text:p>
              <text:p text:style-name="P81"><text:span text:style-name="T9">(</text:span><text:span text:style-name="T10">adm-pc)</text:span><text:span text:style-name="T32"> </text:span><text:span text:style-name="T19">scp ~/.ssh/timeweb test-mgmt-ext:~/.ssh</text:span></text:p>
              <text:p text:style-name="P82"><text:span text:style-name="T9">(</text:span><text:span text:style-name="T10">adm-pc) </text:span><text:span text:style-name="T19">ssh test-mgmt-ext "chmod 600 ~/.ssh/timeweb"</text:span></text:p>
              <text:p text:style-name="P82"><text:span text:style-name="T9">(</text:span><text:span text:style-name="T10">adm-pc) </text:span><text:span text:style-name="T19">scp ./scripts/config test-mgmt-ext:~/.ssh</text:span></text:p>
              <text:p text:style-name="P77"><text:span text:style-name="T2">(adm-pc) </text:span><text:span text:style-name="T19">./scripts/</text:span><text:span text:style-name="T21">5_sethosts.sh</text:span></text:p>
              <text:p text:style-name="P78"><text:span text:style-name="T2">(adm-pc)</text:span> <text:span text:style-name="T19">./scripts/debs-install/1_inst_mgmt.sh</text:span></text:p>
              <text:p text:style-name="P79"><text:span text:style-name="T2">(test-mgmt-ext)</text:span> <text:span text:style-name="T19">/</text:span><text:span text:style-name="T22">opt/my-scripts/8_create_clients_crt_key_for_prometheus.sh</text:span></text:p>
              <text:p text:style-name="P95"/>
              <text:p text:style-name="P76"/>
            </text:list-item>
          </text:list>
        </text:list-item>
      </text:list>
      <text:p text:style-name="P20"/>
      <text:p text:style-name="P2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7:02:32.497042467</meta:creation-date>
    <dc:date>2026-03-16T15:37:25.669089098</dc:date>
    <meta:editing-duration>PT7H49M42S</meta:editing-duration>
    <meta:editing-cycles>62</meta:editing-cycles>
    <meta:generator>LibreOffice/7.3.7.2$Linux_X86_64 LibreOffice_project/30$Build-2</meta:generator>
    <meta:document-statistic meta:table-count="1" meta:image-count="0" meta:object-count="0" meta:page-count="10" meta:paragraph-count="309" meta:word-count="2042" meta:character-count="15771" meta:non-whitespace-character-count="14267"/>
  </office:meta>
</office:document-meta>
</file>